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03DB082664D991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4.741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subtitle" style:list-style-name="L2">
      <style:graphic-properties draw:fill-color="#ffffff" draw:auto-grow-height="true" fo:min-height="14cm"/>
    </style:style>
    <style:style style:name="pr5" style:family="presentation" style:parent-style-name="midnightblue-subtitle" style:list-style-name="L2">
      <style:graphic-properties draw:fill-color="#ffffff" draw:auto-grow-height="true" fo:min-height="14cm"/>
    </style:style>
    <style:style style:name="pr6" style:family="presentation" style:parent-style-name="midnightblue-subtitle" style:list-style-name="L2">
      <style:graphic-properties draw:fill-color="#ffffff" draw:auto-grow-height="true" fo:min-height="14cm"/>
    </style:style>
    <style:style style:name="pr7" style:family="presentation" style:parent-style-name="midnightblue-subtitle" style:list-style-name="L2">
      <style:graphic-properties draw:fill-color="#ffffff" draw:auto-grow-height="true" fo:min-height="14cm"/>
    </style:style>
    <style:style style:name="pr8" style:family="presentation" style:parent-style-name="midnightblue-subtitle" style:list-style-name="L2">
      <style:graphic-properties draw:fill-color="#ffffff" draw:auto-grow-height="true" fo:min-height="14cm"/>
    </style:style>
    <style:style style:name="pr9" style:family="presentation" style:parent-style-name="midnightblue-subtitle" style:list-style-name="L2">
      <style:graphic-properties draw:fill-color="#ffffff" draw:auto-grow-height="true" fo:min-height="14cm"/>
    </style:style>
    <style:style style:name="pr10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800000" style:text-underline-style="solid" style:text-underline-width="auto" style:text-underline-color="font-color"/>
    </style:style>
    <style:style style:name="T3" style:family="text">
      <style:text-properties fo:color="#ff6600"/>
    </style:style>
    <style:style style:name="T4" style:family="text">
      <style:text-properties fo:color="#333333"/>
    </style:style>
    <style:style style:name="T5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Nginx WebServer</text:span></text:p>
          </draw:text-box>
        </draw:frame>
        <draw:custom-shape draw:style-name="gr1" draw:text-style-name="P2" draw:layer="layout" svg:width="21.8cm" svg:height="5cm" svg:x="2.6cm" svg:y="8.045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What’s in this Lecture</text:p>
          </draw:text-box>
        </draw:frame>
        <draw:frame presentation:style-name="pr4" draw:text-style-name="P5" draw:layer="layout" svg:width="26cm" svg:height="14cm" svg:x="1cm" svg:y="5.5cm" presentation:class="subtitle">
          <draw:text-box>
            <text:list text:style-name="L2">
              <text:list-item>
                <text:p text:style-name="P4">Image vs Container</text:p>
              </text:list-item>
              <text:list-item>
                <text:p text:style-name="P4">Run/stop/remove conatiner</text:p>
              </text:list-item>
              <text:list-item>
                <text:p text:style-name="P4">Check container logs and processes</text:p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Image vs Container</text:p>
          </draw:text-box>
        </draw:frame>
        <draw:frame presentation:style-name="pr5" draw:text-style-name="P5" draw:layer="layout" svg:width="26cm" svg:height="14cm" svg:x="1cm" svg:y="5.5cm" presentation:class="subtitle">
          <draw:text-box>
            <text:list text:style-name="L2">
              <text:list-item>
                <text:p text:style-name="P4">An Image is Application we want to Run <text:line-break/>(Bin + Lib + Src)</text:p>
              </text:list-item>
              <text:list-item>
                <text:p text:style-name="P4">A Container is running Instance of that Image</text:p>
              </text:list-item>
              <text:list-item>
                <text:p text:style-name="P4">You can have Many Conatiners running off the same Image.</text:p>
              </text:list-item>
              <text:list-item>
                <text:p text:style-name="P4">In this lecture our Image will be Nginx web Server </text:p>
              </text:list-item>
              <text:list-item>
                <text:p text:style-name="P4">Dockers default Image ‘Registry’ is called Docker Hub (<text:span text:style-name="T2">hub.docker.com</text:span>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Run Docker Image </text:p>
          </draw:text-box>
        </draw:frame>
        <draw:frame presentation:style-name="pr6" draw:text-style-name="P5" draw:layer="layout" svg:width="26cm" svg:height="14cm" svg:x="1cm" svg:y="5.5cm" presentation:class="subtitle" presentation:user-transformed="true">
          <draw:text-box>
            <text:list text:style-name="L2">
              <text:list-item>
                <text:p text:style-name="P4">We are using Nginx web Server is Image</text:p>
              </text:list-item>
              <text:list-item>
                <text:p text:style-name="P4">To execute server use command :</text:p>
                <text:p text:style-name="P4"><text:span text:style-name="T3">docker container run –-publish 80:80 ngix</text:span><text:span text:style-name="T3"><text:line-break/></text:span><text:span text:style-name="T3"/></text:p>
              </text:list-item>
            </text:list>
            <text:list text:style-name="L3">
              <text:list-item>
                <text:p text:style-name="P4"><text:span text:style-name="T4">What is will do:</text:span><text:span text:style-name="T4"><text:line-break/></text:span><text:span text:style-name="T4">1. Download image ‘nginx’ from docker hub</text:span><text:span text:style-name="T4"><text:line-break/></text:span><text:span text:style-name="T4">2. Started new Container for image</text:span><text:span text:style-name="T4"><text:line-break/></text:span><text:span text:style-name="T4">3. Open Port 80 on Host IP</text:span></text:p>
                <text:p text:style-name="P4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957cm" svg:x="1cm" svg:y="0.69cm" presentation:class="title" presentation:user-transformed="true">
          <draw:text-box>
            <text:p>Run Docker Container in Background </text:p>
          </draw:text-box>
        </draw:frame>
        <draw:frame presentation:style-name="pr7" draw:text-style-name="P5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4">You don’t want to run and Execute the Container in foreground then use command :</text:p>
                <text:p text:style-name="P4"><text:span text:style-name="T3">docker container run –-publish 80:80 -–detach ngix</text:span><text:span text:style-name="T3"><text:line-break/></text:span><text:span text:style-name="T3"/></text:p>
              </text:list-item>
            </text:list>
            <text:list text:style-name="L3">
              <text:list-item>
                <text:p text:style-name="P4"><text:span text:style-name="T4">Command to List all Running Containers:</text:span><text:span text:style-name="T4"><text:line-break/></text:span><text:span text:style-name="T3">docker container ls</text:span><text:span text:style-name="T3"><text:line-break/></text:span><text:span text:style-name="T3"/></text:p>
              </text:list-item>
              <text:list-item>
                <text:p text:style-name="P4"><text:span text:style-name="T4">Stop Docker Container Cmnd :</text:span></text:p>
                <text:p text:style-name="P4"><text:span text:style-name="T3">docker container stop &lt;cont Id&gt;</text:span></text:p>
                <text:p text:style-name="P4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Run Docker Container</text:p>
          </draw:text-box>
        </draw:frame>
        <draw:frame presentation:style-name="pr8" draw:text-style-name="P5" draw:layer="layout" svg:width="26cm" svg:height="14cm" svg:x="1cm" svg:y="5.5cm" presentation:class="subtitle" presentation:user-transformed="true">
          <draw:text-box>
            <text:list text:style-name="L2">
              <text:list-item>
                <text:p text:style-name="P4">Define Docker Container Names :</text:p>
              </text:list-item>
            </text:list>
            <text:list text:style-name="L3">
              <text:list-item>
                <text:p text:style-name="P4"><text:span text:style-name="T3">docker container run –-publish 80:80 -–detach –-name &lt;name&gt;ngix</text:span></text:p>
                <text:p text:style-name="P4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Get Logs of Docker Container</text:p>
          </draw:text-box>
        </draw:frame>
        <draw:frame presentation:style-name="pr9" draw:text-style-name="P5" draw:layer="layout" svg:width="26cm" svg:height="17.122cm" svg:x="1cm" svg:y="3.94cm" presentation:class="subtitle" presentation:user-transformed="true">
          <draw:text-box>
            <text:list text:style-name="L2">
              <text:list-item>
                <text:p text:style-name="P4">Command to get the Container Logs :</text:p>
              </text:list-item>
            </text:list>
            <text:list text:style-name="L3">
              <text:list-header>
                <text:p text:style-name="P4"><text:span text:style-name="T3">docker container logs &lt;container_Name&gt;</text:span></text:p>
                <text:p text:style-name="P4"><text:span text:style-name="T3"><text:line-break/></text:span><text:span text:style-name="T3"/></text:p>
              </text:list-header>
              <text:list-item>
                <text:p text:style-name="P4"><text:span text:style-name="T4">Command to get Process Running in Container :</text:span></text:p>
                <text:p text:style-name="P4"><text:span text:style-name="T3">docker container top &lt;cont_name&gt;</text:span></text:p>
                <text:p text:style-name="P4"><text:span text:style-name="T3"><text:line-break/></text:span><text:span text:style-name="T3"/></text:p>
              </text:list-item>
              <text:list-item>
                <text:p text:style-name="P4"><text:span text:style-name="T4">Delete Containers Cmnd:</text:span><text:span text:style-name="T3"><text:line-break/></text:span><text:span text:style-name="T3">docker container rm (cont Ids)</text:span></text:p>
                <text:p text:style-name="P4"><text:span text:style-name="T3"/></text:p>
                <text:p text:style-name="P4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 : Docker</text:p>
          </draw:text-box>
        </draw:frame>
        <draw:frame presentation:style-name="pr10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5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03DB082664D9912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1-05T09:37:41.266905077</dc:date>
    <meta:editing-duration>PT1H59M54S</meta:editing-duration>
    <meta:editing-cycles>5</meta:editing-cycles>
    <meta:generator>LibreOffice/5.1.6.2$Linux_X86_64 LibreOffice_project/10m0$Build-2</meta:generator>
    <meta:document-statistic meta:object-count="69"/>
  </office:meta>
</office:document-meta>
</file>